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5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13726169844" calcext:value-type="float">
            <text:p>0,1372616984</text:p>
          </table:table-cell>
          <table:table-cell table:formula="of:=POWER(10;[.B2])/60" office:value-type="float" office:value="0.0228618014174939" calcext:value-type="float">
            <text:p>0,0228618014</text:p>
          </table:table-cell>
          <table:table-cell/>
          <table:table-cell office:value-type="float" office:value="16.6174215967" calcext:value-type="float">
            <text:p>16,6174215967</text:p>
          </table:table-cell>
          <table:table-cell table:formula="of:=([.E2]-26.4)/-2.5" office:value-type="float" office:value="3.91303136132" calcext:value-type="float">
            <text:p>3,9130313613</text:p>
          </table:table-cell>
          <table:table-cell/>
          <table:table-cell office:value-type="float" office:value="0.09641939926" calcext:value-type="float">
            <text:p>0,0964193993</text:p>
          </table:table-cell>
          <table:table-cell/>
          <table:table-cell table:formula="of:=POWER(10;[.H2])/60" office:value-type="float" office:value="0.0208098116238633" calcext:value-type="float">
            <text:p>0,0208098116</text:p>
          </table:table-cell>
          <table:table-cell table:formula="of:=[.J2]*0.000290888*4808.39" office:value-type="float" office:value="0.029106744913901" calcext:value-type="float">
            <text:p>0,0291067449</text:p>
          </table:table-cell>
          <table:table-cell office:value-type="float" office:value="16.5137157107" calcext:value-type="float">
            <text:p>16,5137157107</text:p>
          </table:table-cell>
          <table:table-cell table:formula="of:=([.L2]-26.4)/-2.5" office:value-type="float" office:value="3.95451371572" calcext:value-type="float">
            <text:p>3,9545137157</text:p>
          </table:table-cell>
          <table:table-cell/>
          <table:table-cell office:value-type="float" office:value="16.3487549782" calcext:value-type="float">
            <text:p>16,3487549782</text:p>
          </table:table-cell>
          <table:table-cell table:formula="of:=10^(([.O2]-26.4)/-2.5)" office:value-type="float" office:value="10483.2998688092" calcext:value-type="float">
            <text:p>10483,2998688092</text:p>
          </table:table-cell>
          <table:table-cell table:formula="of:=([.O2]-26.4)/-2.5" office:value-type="float" office:value="4.02049800872" calcext:value-type="float">
            <text:p>4,0204980087</text:p>
          </table:table-cell>
        </table:table-row>
        <table:table-row table:style-name="ro1">
          <table:table-cell/>
          <table:table-cell office:value-type="float" office:value="0.515771230503" calcext:value-type="float">
            <text:p>0,5157712305</text:p>
          </table:table-cell>
          <table:table-cell table:formula="of:=POWER(10;[.B3])/60" office:value-type="float" office:value="0.0546537517905546" calcext:value-type="float">
            <text:p>0,0546537518</text:p>
          </table:table-cell>
          <table:table-cell/>
          <table:table-cell office:value-type="float" office:value="16.6743026223" calcext:value-type="float">
            <text:p>16,6743026223</text:p>
          </table:table-cell>
          <table:table-cell table:formula="of:=([.E3]-26.4)/-2.5" office:value-type="float" office:value="3.89027895108" calcext:value-type="float">
            <text:p>3,8902789511</text:p>
          </table:table-cell>
          <table:table-cell/>
          <table:table-cell office:value-type="float" office:value="0.30939442438" calcext:value-type="float">
            <text:p>0,3093944244</text:p>
          </table:table-cell>
          <table:table-cell/>
          <table:table-cell table:formula="of:=POWER(10;[.H3])/60" office:value-type="float" office:value="0.0339815491817841" calcext:value-type="float">
            <text:p>0,0339815492</text:p>
          </table:table-cell>
          <table:table-cell table:formula="of:=[.J3]*0.000290888*4808.39" office:value-type="float" office:value="0.0475300930970056" calcext:value-type="float">
            <text:p>0,0475300931</text:p>
          </table:table-cell>
          <table:table-cell office:value-type="float" office:value="16.6824729222" calcext:value-type="float">
            <text:p>16,6824729222</text:p>
          </table:table-cell>
          <table:table-cell table:formula="of:=([.L3]-26.4)/-2.5" office:value-type="float" office:value="3.88701083112" calcext:value-type="float">
            <text:p>3,8870108311</text:p>
          </table:table-cell>
          <table:table-cell/>
          <table:table-cell office:value-type="float" office:value="16.3620054342" calcext:value-type="float">
            <text:p>16,3620054342</text:p>
          </table:table-cell>
          <table:table-cell table:formula="of:=10^(([.O3]-26.4)/-2.5)" office:value-type="float" office:value="10356.1379369885" calcext:value-type="float">
            <text:p>10356,1379369885</text:p>
          </table:table-cell>
          <table:table-cell table:formula="of:=([.O3]-26.4)/-2.5" office:value-type="float" office:value="4.01519782632" calcext:value-type="float">
            <text:p>4,0151978263</text:p>
          </table:table-cell>
        </table:table-row>
        <table:table-row table:style-name="ro1">
          <table:table-cell/>
          <table:table-cell office:value-type="float" office:value="0.736221837088" calcext:value-type="float">
            <text:p>0,7362218371</text:p>
          </table:table-cell>
          <table:table-cell table:formula="of:=POWER(10;[.B4])/60" office:value-type="float" office:value="0.0907968091959077" calcext:value-type="float">
            <text:p>0,0907968092</text:p>
          </table:table-cell>
          <table:table-cell/>
          <table:table-cell office:value-type="float" office:value="16.7051836305" calcext:value-type="float">
            <text:p>16,7051836305</text:p>
          </table:table-cell>
          <table:table-cell table:formula="of:=([.E4]-26.4)/-2.5" office:value-type="float" office:value="3.8779265478" calcext:value-type="float">
            <text:p>3,8779265478</text:p>
          </table:table-cell>
          <table:table-cell/>
          <table:table-cell office:value-type="float" office:value="0.44936167045" calcext:value-type="float">
            <text:p>0,4493616705</text:p>
          </table:table-cell>
          <table:table-cell/>
          <table:table-cell table:formula="of:=POWER(10;[.H4])/60" office:value-type="float" office:value="0.0469040582003577" calcext:value-type="float">
            <text:p>0,0469040582</text:p>
          </table:table-cell>
          <table:table-cell table:formula="of:=[.J4]*0.000290888*4808.39" office:value-type="float" office:value="0.0656048445868213" calcext:value-type="float">
            <text:p>0,0656048446</text:p>
          </table:table-cell>
          <table:table-cell office:value-type="float" office:value="16.6037145941" calcext:value-type="float">
            <text:p>16,6037145941</text:p>
          </table:table-cell>
          <table:table-cell table:formula="of:=([.L4]-26.4)/-2.5" office:value-type="float" office:value="3.91851416236" calcext:value-type="float">
            <text:p>3,9185141624</text:p>
          </table:table-cell>
          <table:table-cell/>
          <table:table-cell office:value-type="float" office:value="16.3465961961" calcext:value-type="float">
            <text:p>16,3465961961</text:p>
          </table:table-cell>
          <table:table-cell table:formula="of:=10^(([.O4]-26.4)/-2.5)" office:value-type="float" office:value="10504.1646735626" calcext:value-type="float">
            <text:p>10504,1646735626</text:p>
          </table:table-cell>
          <table:table-cell table:formula="of:=([.O4]-26.4)/-2.5" office:value-type="float" office:value="4.02136152156" calcext:value-type="float">
            <text:p>4,0213615216</text:p>
          </table:table-cell>
        </table:table-row>
        <table:table-row table:style-name="ro1">
          <table:table-cell/>
          <table:table-cell office:value-type="float" office:value="0.88596187175" calcext:value-type="float">
            <text:p>0,8859618718</text:p>
          </table:table-cell>
          <table:table-cell table:formula="of:=POWER(10;[.B5])/60" office:value-type="float" office:value="0.128177153094418" calcext:value-type="float">
            <text:p>0,1281771531</text:p>
          </table:table-cell>
          <table:table-cell/>
          <table:table-cell office:value-type="float" office:value="16.7119231339" calcext:value-type="float">
            <text:p>16,7119231339</text:p>
          </table:table-cell>
          <table:table-cell table:formula="of:=([.E5]-26.4)/-2.5" office:value-type="float" office:value="3.87523074644" calcext:value-type="float">
            <text:p>3,8752307464</text:p>
          </table:table-cell>
          <table:table-cell/>
          <table:table-cell office:value-type="float" office:value="0.52858525328" calcext:value-type="float">
            <text:p>0,5285852533</text:p>
          </table:table-cell>
          <table:table-cell/>
          <table:table-cell table:formula="of:=POWER(10;[.H5])/60" office:value-type="float" office:value="0.0562903569846065" calcext:value-type="float">
            <text:p>0,056290357</text:p>
          </table:table-cell>
          <table:table-cell table:formula="of:=[.J5]*0.000290888*4808.39" office:value-type="float" office:value="0.0787334883889351" calcext:value-type="float">
            <text:p>0,0787334884</text:p>
          </table:table-cell>
          <table:table-cell office:value-type="float" office:value="16.8465403655" calcext:value-type="float">
            <text:p>16,8465403655</text:p>
          </table:table-cell>
          <table:table-cell table:formula="of:=([.L5]-26.4)/-2.5" office:value-type="float" office:value="3.8213838538" calcext:value-type="float">
            <text:p>3,8213838538</text:p>
          </table:table-cell>
          <table:table-cell/>
          <table:table-cell office:value-type="float" office:value="16.1176908475" calcext:value-type="float">
            <text:p>16,1176908475</text:p>
          </table:table-cell>
          <table:table-cell table:formula="of:=10^(([.O5]-26.4)/-2.5)" office:value-type="float" office:value="12969.5127668559" calcext:value-type="float">
            <text:p>12969,5127668559</text:p>
          </table:table-cell>
          <table:table-cell table:formula="of:=([.O5]-26.4)/-2.5" office:value-type="float" office:value="4.112923661" calcext:value-type="float">
            <text:p>4,112923661</text:p>
          </table:table-cell>
        </table:table-row>
        <table:table-row table:style-name="ro1">
          <table:table-cell/>
          <table:table-cell office:value-type="float" office:value="0.964991334489" calcext:value-type="float">
            <text:p>0,9649913345</text:p>
          </table:table-cell>
          <table:table-cell table:formula="of:=POWER(10;[.B6])/60" office:value-type="float" office:value="0.153758836533366" calcext:value-type="float">
            <text:p>0,1537588365</text:p>
          </table:table-cell>
          <table:table-cell/>
          <table:table-cell office:value-type="float" office:value="16.7470336953" calcext:value-type="float">
            <text:p>16,7470336953</text:p>
          </table:table-cell>
          <table:table-cell table:formula="of:=([.E6]-26.4)/-2.5" office:value-type="float" office:value="3.86118652188" calcext:value-type="float">
            <text:p>3,8611865219</text:p>
          </table:table-cell>
          <table:table-cell/>
          <table:table-cell office:value-type="float" office:value="0.55888264413" calcext:value-type="float">
            <text:p>0,5588826441</text:p>
          </table:table-cell>
          <table:table-cell/>
          <table:table-cell table:formula="of:=POWER(10;[.H6])/60" office:value-type="float" office:value="0.0603575209430118" calcext:value-type="float">
            <text:p>0,0603575209</text:p>
          </table:table-cell>
          <table:table-cell table:formula="of:=[.J6]*0.000290888*4808.39" office:value-type="float" office:value="0.0844222426169918" calcext:value-type="float">
            <text:p>0,0844222426</text:p>
          </table:table-cell>
          <table:table-cell office:value-type="float" office:value="16.9826180817" calcext:value-type="float">
            <text:p>16,9826180817</text:p>
          </table:table-cell>
          <table:table-cell table:formula="of:=([.L6]-26.4)/-2.5" office:value-type="float" office:value="3.76695276732" calcext:value-type="float">
            <text:p>3,7669527673</text:p>
          </table:table-cell>
          <table:table-cell/>
          <table:table-cell office:value-type="float" office:value="16.3712360889" calcext:value-type="float">
            <text:p>16,3712360889</text:p>
          </table:table-cell>
          <table:table-cell table:formula="of:=10^(([.O6]-26.4)/-2.5)" office:value-type="float" office:value="10268.465881549" calcext:value-type="float">
            <text:p>10268,465881549</text:p>
          </table:table-cell>
          <table:table-cell table:formula="of:=([.O6]-26.4)/-2.5" office:value-type="float" office:value="4.01150556444" calcext:value-type="float">
            <text:p>4,0115055644</text:p>
          </table:table-cell>
        </table:table-row>
        <table:table-row table:style-name="ro1">
          <table:table-cell/>
          <table:table-cell office:value-type="float" office:value="0.99410745234" calcext:value-type="float">
            <text:p>0,9941074523</text:p>
          </table:table-cell>
          <table:table-cell table:formula="of:=POWER(10;[.B7])/60" office:value-type="float" office:value="0.164420589878923" calcext:value-type="float">
            <text:p>0,1644205899</text:p>
          </table:table-cell>
          <table:table-cell/>
          <table:table-cell office:value-type="float" office:value="16.7577872029" calcext:value-type="float">
            <text:p>16,7577872029</text:p>
          </table:table-cell>
          <table:table-cell table:formula="of:=([.E7]-26.4)/-2.5" office:value-type="float" office:value="3.85688511884" calcext:value-type="float">
            <text:p>3,8568851188</text:p>
          </table:table-cell>
          <table:table-cell/>
          <table:table-cell office:value-type="float" office:value="0.63189042319" calcext:value-type="float">
            <text:p>0,6318904232</text:p>
          </table:table-cell>
          <table:table-cell/>
          <table:table-cell table:formula="of:=POWER(10;[.H7])/60" office:value-type="float" office:value="0.0714067344983662" calcext:value-type="float">
            <text:p>0,0714067345</text:p>
          </table:table-cell>
          <table:table-cell table:formula="of:=[.J7]*0.000290888*4808.39" office:value-type="float" office:value="0.0998768102155817" calcext:value-type="float">
            <text:p>0,0998768102</text:p>
          </table:table-cell>
          <table:table-cell office:value-type="float" office:value="17.1934343246" calcext:value-type="float">
            <text:p>17,1934343246</text:p>
          </table:table-cell>
          <table:table-cell table:formula="of:=([.L7]-26.4)/-2.5" office:value-type="float" office:value="3.68262627016" calcext:value-type="float">
            <text:p>3,6826262702</text:p>
          </table:table-cell>
          <table:table-cell/>
          <table:table-cell office:value-type="float" office:value="16.3998957829" calcext:value-type="float">
            <text:p>16,3998957829</text:p>
          </table:table-cell>
          <table:table-cell table:formula="of:=10^(([.O7]-26.4)/-2.5)" office:value-type="float" office:value="10000.959921033" calcext:value-type="float">
            <text:p>10000,959921033</text:p>
          </table:table-cell>
          <table:table-cell table:formula="of:=([.O7]-26.4)/-2.5" office:value-type="float" office:value="4.00004168684" calcext:value-type="float">
            <text:p>4,0000416868</text:p>
          </table:table-cell>
        </table:table-row>
        <table:table-row table:style-name="ro1">
          <table:table-cell/>
          <table:table-cell office:value-type="float" office:value="1.16048526863" calcext:value-type="float">
            <text:p>1,1604852686</text:p>
          </table:table-cell>
          <table:table-cell table:formula="of:=POWER(10;[.B8])/60" office:value-type="float" office:value="0.241175961298948" calcext:value-type="float">
            <text:p>0,2411759613</text:p>
          </table:table-cell>
          <table:table-cell/>
          <table:table-cell office:value-type="float" office:value="16.7837010007" calcext:value-type="float">
            <text:p>16,7837010007</text:p>
          </table:table-cell>
          <table:table-cell table:formula="of:=([.E8]-26.4)/-2.5" office:value-type="float" office:value="3.84651959972" calcext:value-type="float">
            <text:p>3,8465195997</text:p>
          </table:table-cell>
          <table:table-cell/>
          <table:table-cell office:value-type="float" office:value="0.71100234488" calcext:value-type="float">
            <text:p>0,7110023449</text:p>
          </table:table-cell>
          <table:table-cell/>
          <table:table-cell table:formula="of:=POWER(10;[.H8])/60" office:value-type="float" office:value="0.0856744045097455" calcext:value-type="float">
            <text:p>0,0856744045</text:p>
          </table:table-cell>
          <table:table-cell table:formula="of:=[.J8]*0.000290888*4808.39" office:value-type="float" office:value="0.11983304235469" calcext:value-type="float">
            <text:p>0,1198330424</text:p>
          </table:table-cell>
          <table:table-cell office:value-type="float" office:value="17.6931551718" calcext:value-type="float">
            <text:p>17,6931551718</text:p>
          </table:table-cell>
          <table:table-cell table:formula="of:=([.L8]-26.4)/-2.5" office:value-type="float" office:value="3.48273793128" calcext:value-type="float">
            <text:p>3,4827379313</text:p>
          </table:table-cell>
          <table:table-cell/>
          <table:table-cell office:value-type="float" office:value="16.3911862136" calcext:value-type="float">
            <text:p>16,3911862136</text:p>
          </table:table-cell>
          <table:table-cell table:formula="of:=10^(([.O8]-26.4)/-2.5)" office:value-type="float" office:value="10081.5083592711" calcext:value-type="float">
            <text:p>10081,5083592711</text:p>
          </table:table-cell>
          <table:table-cell table:formula="of:=([.O8]-26.4)/-2.5" office:value-type="float" office:value="4.00352551456" calcext:value-type="float">
            <text:p>4,0035255146</text:p>
          </table:table-cell>
        </table:table-row>
        <table:table-row table:style-name="ro1">
          <table:table-cell/>
          <table:table-cell office:value-type="float" office:value="1.33934142114" calcext:value-type="float">
            <text:p>1,3393414211</text:p>
          </table:table-cell>
          <table:table-cell table:formula="of:=POWER(10;[.B9])/60" office:value-type="float" office:value="0.364074423719907" calcext:value-type="float">
            <text:p>0,3640744237</text:p>
          </table:table-cell>
          <table:table-cell/>
          <table:table-cell office:value-type="float" office:value="16.8205407453" calcext:value-type="float">
            <text:p>16,8205407453</text:p>
          </table:table-cell>
          <table:table-cell table:formula="of:=([.E9]-26.4)/-2.5" office:value-type="float" office:value="3.83178370188" calcext:value-type="float">
            <text:p>3,8317837019</text:p>
          </table:table-cell>
          <table:table-cell/>
          <table:table-cell office:value-type="float" office:value="0.88141586332" calcext:value-type="float">
            <text:p>0,8814158633</text:p>
          </table:table-cell>
          <table:table-cell/>
          <table:table-cell table:formula="of:=POWER(10;[.H9])/60" office:value-type="float" office:value="0.126842447363232" calcext:value-type="float">
            <text:p>0,1268424474</text:p>
          </table:table-cell>
          <table:table-cell table:formula="of:=[.J9]*0.000290888*4808.39" office:value-type="float" office:value="0.177414905352761" calcext:value-type="float">
            <text:p>0,1774149054</text:p>
          </table:table-cell>
          <table:table-cell office:value-type="float" office:value="18.124167194" calcext:value-type="float">
            <text:p>18,124167194</text:p>
          </table:table-cell>
          <table:table-cell table:formula="of:=([.L9]-26.4)/-2.5" office:value-type="float" office:value="3.3103331224" calcext:value-type="float">
            <text:p>3,3103331224</text:p>
          </table:table-cell>
          <table:table-cell/>
          <table:table-cell office:value-type="float" office:value="16.3357278446" calcext:value-type="float">
            <text:p>16,3357278446</text:p>
          </table:table-cell>
          <table:table-cell table:formula="of:=10^(([.O9]-26.4)/-2.5)" office:value-type="float" office:value="10609.8406722651" calcext:value-type="float">
            <text:p>10609,8406722651</text:p>
          </table:table-cell>
          <table:table-cell table:formula="of:=([.O9]-26.4)/-2.5" office:value-type="float" office:value="4.02570886216" calcext:value-type="float">
            <text:p>4,0257088622</text:p>
          </table:table-cell>
        </table:table-row>
        <table:table-row table:style-name="ro1">
          <table:table-cell/>
          <table:table-cell office:value-type="float" office:value="1.45580589255" calcext:value-type="float">
            <text:p>1,4558058926</text:p>
          </table:table-cell>
          <table:table-cell table:formula="of:=POWER(10;[.B10])/60" office:value-type="float" office:value="0.476052271957311" calcext:value-type="float">
            <text:p>0,476052272</text:p>
          </table:table-cell>
          <table:table-cell/>
          <table:table-cell office:value-type="float" office:value="16.8552633183" calcext:value-type="float">
            <text:p>16,8552633183</text:p>
          </table:table-cell>
          <table:table-cell table:formula="of:=([.E10]-26.4)/-2.5" office:value-type="float" office:value="3.81789467268" calcext:value-type="float">
            <text:p>3,8178946727</text:p>
          </table:table-cell>
          <table:table-cell/>
          <table:table-cell office:value-type="float" office:value="0.88737112442" calcext:value-type="float">
            <text:p>0,8873711244</text:p>
          </table:table-cell>
          <table:table-cell/>
          <table:table-cell table:formula="of:=POWER(10;[.H10])/60" office:value-type="float" office:value="0.128593753792416" calcext:value-type="float">
            <text:p>0,1285937538</text:p>
          </table:table-cell>
          <table:table-cell table:formula="of:=[.J10]*0.000290888*4808.39" office:value-type="float" office:value="0.179864462822176" calcext:value-type="float">
            <text:p>0,1798644628</text:p>
          </table:table-cell>
          <table:table-cell office:value-type="float" office:value="18.4504410615" calcext:value-type="float">
            <text:p>18,4504410615</text:p>
          </table:table-cell>
          <table:table-cell table:formula="of:=([.L10]-26.4)/-2.5" office:value-type="float" office:value="3.1798235754" calcext:value-type="float">
            <text:p>3,1798235754</text:p>
          </table:table-cell>
          <table:table-cell/>
          <table:table-cell office:value-type="float" office:value="16.5919529534" calcext:value-type="float">
            <text:p>16,5919529534</text:p>
          </table:table-cell>
          <table:table-cell table:formula="of:=10^(([.O10]-26.4)/-2.5)" office:value-type="float" office:value="8379.51376358512" calcext:value-type="float">
            <text:p>8379,5137635851</text:p>
          </table:table-cell>
          <table:table-cell table:formula="of:=([.O10]-26.4)/-2.5" office:value-type="float" office:value="3.92321881864" calcext:value-type="float">
            <text:p>3,9232188186</text:p>
          </table:table-cell>
        </table:table-row>
        <table:table-row table:style-name="ro1">
          <table:table-cell/>
          <table:table-cell office:value-type="float" office:value="1.55563258232" calcext:value-type="float">
            <text:p>1,5556325823</text:p>
          </table:table-cell>
          <table:table-cell table:formula="of:=POWER(10;[.B11])/60" office:value-type="float" office:value="0.599075186927765" calcext:value-type="float">
            <text:p>0,5990751869</text:p>
          </table:table-cell>
          <table:table-cell/>
          <table:table-cell office:value-type="float" office:value="16.8791030543" calcext:value-type="float">
            <text:p>16,8791030543</text:p>
          </table:table-cell>
          <table:table-cell table:formula="of:=([.E11]-26.4)/-2.5" office:value-type="float" office:value="3.80835877828" calcext:value-type="float">
            <text:p>3,8083587783</text:p>
          </table:table-cell>
          <table:table-cell/>
          <table:table-cell office:value-type="float" office:value="0.9726616295" calcext:value-type="float">
            <text:p>0,9726616295</text:p>
          </table:table-cell>
          <table:table-cell/>
          <table:table-cell table:formula="of:=POWER(10;[.H11])/60" office:value-type="float" office:value="0.156498572005649" calcext:value-type="float">
            <text:p>0,156498572</text:p>
          </table:table-cell>
          <table:table-cell table:formula="of:=[.J11]*0.000290888*4808.39" office:value-type="float" office:value="0.218895014385168" calcext:value-type="float">
            <text:p>0,2188950144</text:p>
          </table:table-cell>
          <table:table-cell office:value-type="float" office:value="18.4811106562" calcext:value-type="float">
            <text:p>18,4811106562</text:p>
          </table:table-cell>
          <table:table-cell table:formula="of:=([.L11]-26.4)/-2.5" office:value-type="float" office:value="3.16755573752" calcext:value-type="float">
            <text:p>3,1675557375</text:p>
          </table:table-cell>
          <table:table-cell/>
          <table:table-cell office:value-type="float" office:value="16.3990769345" calcext:value-type="float">
            <text:p>16,3990769345</text:p>
          </table:table-cell>
          <table:table-cell table:formula="of:=10^(([.O11]-26.4)/-2.5)" office:value-type="float" office:value="10008.5053624505" calcext:value-type="float">
            <text:p>10008,5053624505</text:p>
          </table:table-cell>
          <table:table-cell table:formula="of:=([.O11]-26.4)/-2.5" office:value-type="float" office:value="4.0003692262" calcext:value-type="float">
            <text:p>4,0003692262</text:p>
          </table:table-cell>
        </table:table-row>
        <table:table-row table:style-name="ro1">
          <table:table-cell/>
          <table:table-cell office:value-type="float" office:value="1.62634315425" calcext:value-type="float">
            <text:p>1,6263431543</text:p>
          </table:table-cell>
          <table:table-cell table:formula="of:=POWER(10;[.B12])/60" office:value-type="float" office:value="0.705004524011313" calcext:value-type="float">
            <text:p>0,705004524</text:p>
          </table:table-cell>
          <table:table-cell/>
          <table:table-cell office:value-type="float" office:value="16.8977169208" calcext:value-type="float">
            <text:p>16,8977169208</text:p>
          </table:table-cell>
          <table:table-cell table:formula="of:=([.E12]-26.4)/-2.5" office:value-type="float" office:value="3.80091323168" calcext:value-type="float">
            <text:p>3,8009132317</text:p>
          </table:table-cell>
          <table:table-cell/>
          <table:table-cell office:value-type="float" office:value="0.98485130457" calcext:value-type="float">
            <text:p>0,9848513046</text:p>
          </table:table-cell>
          <table:table-cell/>
          <table:table-cell table:formula="of:=POWER(10;[.H12])/60" office:value-type="float" office:value="0.160953362559686" calcext:value-type="float">
            <text:p>0,1609533626</text:p>
          </table:table-cell>
          <table:table-cell table:formula="of:=[.J12]*0.000290888*4808.39" office:value-type="float" office:value="0.225125943076158" calcext:value-type="float">
            <text:p>0,2251259431</text:p>
          </table:table-cell>
          <table:table-cell office:value-type="float" office:value="18.5912085458" calcext:value-type="float">
            <text:p>18,5912085458</text:p>
          </table:table-cell>
          <table:table-cell table:formula="of:=([.L12]-26.4)/-2.5" office:value-type="float" office:value="3.12351658168" calcext:value-type="float">
            <text:p>3,1235165817</text:p>
          </table:table-cell>
          <table:table-cell/>
          <table:table-cell office:value-type="float" office:value="16.3610377042" calcext:value-type="float">
            <text:p>16,3610377042</text:p>
          </table:table-cell>
          <table:table-cell table:formula="of:=10^(([.O12]-26.4)/-2.5)" office:value-type="float" office:value="10365.3726046642" calcext:value-type="float">
            <text:p>10365,3726046642</text:p>
          </table:table-cell>
          <table:table-cell table:formula="of:=([.O12]-26.4)/-2.5" office:value-type="float" office:value="4.01558491832" calcext:value-type="float">
            <text:p>4,0155849183</text:p>
          </table:table-cell>
        </table:table-row>
        <table:table-row table:style-name="ro1">
          <table:table-cell/>
          <table:table-cell office:value-type="float" office:value="1.73448873484" calcext:value-type="float">
            <text:p>1,7344887348</text:p>
          </table:table-cell>
          <table:table-cell table:formula="of:=POWER(10;[.B13])/60" office:value-type="float" office:value="0.904351960601452" calcext:value-type="float">
            <text:p>0,9043519606</text:p>
          </table:table-cell>
          <table:table-cell/>
          <table:table-cell office:value-type="float" office:value="16.9491086281" calcext:value-type="float">
            <text:p>16,9491086281</text:p>
          </table:table-cell>
          <table:table-cell table:formula="of:=([.E13]-26.4)/-2.5" office:value-type="float" office:value="3.78035654876" calcext:value-type="float">
            <text:p>3,7803565488</text:p>
          </table:table-cell>
          <table:table-cell/>
          <table:table-cell office:value-type="float" office:value="1.08218260319" calcext:value-type="float">
            <text:p>1,0821826032</text:p>
          </table:table-cell>
          <table:table-cell/>
          <table:table-cell table:formula="of:=POWER(10;[.H13])/60" office:value-type="float" office:value="0.201386963090709" calcext:value-type="float">
            <text:p>0,2013869631</text:p>
          </table:table-cell>
          <table:table-cell table:formula="of:=[.J13]*0.000290888*4808.39" office:value-type="float" office:value="0.281680539430959" calcext:value-type="float">
            <text:p>0,2816805394</text:p>
          </table:table-cell>
          <table:table-cell office:value-type="float" office:value="18.7400156326" calcext:value-type="float">
            <text:p>18,7400156326</text:p>
          </table:table-cell>
          <table:table-cell table:formula="of:=([.L13]-26.4)/-2.5" office:value-type="float" office:value="3.06399374696" calcext:value-type="float">
            <text:p>3,063993747</text:p>
          </table:table-cell>
          <table:table-cell/>
          <table:table-cell office:value-type="float" office:value="16.4237168273" calcext:value-type="float">
            <text:p>16,4237168273</text:p>
          </table:table-cell>
          <table:table-cell table:formula="of:=10^(([.O13]-26.4)/-2.5)" office:value-type="float" office:value="9783.9284734639" calcext:value-type="float">
            <text:p>9783,9284734639</text:p>
          </table:table-cell>
          <table:table-cell table:formula="of:=([.O13]-26.4)/-2.5" office:value-type="float" office:value="3.99051326908" calcext:value-type="float">
            <text:p>3,9905132691</text:p>
          </table:table-cell>
        </table:table-row>
        <table:table-row table:style-name="ro1">
          <table:table-cell/>
          <table:table-cell office:value-type="float" office:value="1.75944540728" calcext:value-type="float">
            <text:p>1,7594454073</text:p>
          </table:table-cell>
          <table:table-cell table:formula="of:=POWER(10;[.B14])/60" office:value-type="float" office:value="0.957842618825508" calcext:value-type="float">
            <text:p>0,9578426188</text:p>
          </table:table-cell>
          <table:table-cell/>
          <table:table-cell office:value-type="float" office:value="16.9820157982" calcext:value-type="float">
            <text:p>16,9820157982</text:p>
          </table:table-cell>
          <table:table-cell table:formula="of:=([.E14]-26.4)/-2.5" office:value-type="float" office:value="3.76719368072" calcext:value-type="float">
            <text:p>3,7671936807</text:p>
          </table:table-cell>
          <table:table-cell/>
          <table:table-cell office:value-type="float" office:value="1.15519038225" calcext:value-type="float">
            <text:p>1,1551903823</text:p>
          </table:table-cell>
          <table:table-cell/>
          <table:table-cell table:formula="of:=POWER(10;[.H14])/60" office:value-type="float" office:value="0.238253413662038" calcext:value-type="float">
            <text:p>0,2382534137</text:p>
          </table:table-cell>
          <table:table-cell table:formula="of:=[.J14]*0.000290888*4808.39" office:value-type="float" office:value="0.333245752612903" calcext:value-type="float">
            <text:p>0,3332457526</text:p>
          </table:table-cell>
          <table:table-cell office:value-type="float" office:value="18.6198682398" calcext:value-type="float">
            <text:p>18,6198682398</text:p>
          </table:table-cell>
          <table:table-cell table:formula="of:=([.L14]-26.4)/-2.5" office:value-type="float" office:value="3.11205270408" calcext:value-type="float">
            <text:p>3,1120527041</text:p>
          </table:table-cell>
          <table:table-cell/>
          <table:table-cell office:value-type="float" office:value="16.4523765214" calcext:value-type="float">
            <text:p>16,4523765214</text:p>
          </table:table-cell>
          <table:table-cell table:formula="of:=10^(([.O14]-26.4)/-2.5)" office:value-type="float" office:value="9529.04529781559" calcext:value-type="float">
            <text:p>9529,0452978156</text:p>
          </table:table-cell>
          <table:table-cell table:formula="of:=([.O14]-26.4)/-2.5" office:value-type="float" office:value="3.97904939144" calcext:value-type="float">
            <text:p>3,9790493914</text:p>
          </table:table-cell>
        </table:table-row>
        <table:table-row table:style-name="ro1">
          <table:table-cell/>
          <table:table-cell office:value-type="float" office:value="1.79272097054" calcext:value-type="float">
            <text:p>1,7927209705</text:p>
          </table:table-cell>
          <table:table-cell table:formula="of:=POWER(10;[.B15])/60" office:value-type="float" office:value="1.03411710129335" calcext:value-type="float">
            <text:p>1,0341171013</text:p>
          </table:table-cell>
          <table:table-cell/>
          <table:table-cell office:value-type="float" office:value="16.992726196" calcext:value-type="float">
            <text:p>16,992726196</text:p>
          </table:table-cell>
          <table:table-cell table:formula="of:=([.E15]-26.4)/-2.5" office:value-type="float" office:value="3.7629095216" calcext:value-type="float">
            <text:p>3,7629095216</text:p>
          </table:table-cell>
          <table:table-cell/>
          <table:table-cell office:value-type="float" office:value="1.2282353817" calcext:value-type="float">
            <text:p>1,2282353817</text:p>
          </table:table-cell>
          <table:table-cell/>
          <table:table-cell table:formula="of:=POWER(10;[.H15])/60" office:value-type="float" office:value="0.281892895992519" calcext:value-type="float">
            <text:p>0,281892896</text:p>
          </table:table-cell>
          <table:table-cell table:formula="of:=[.J15]*0.000290888*4808.39" office:value-type="float" office:value="0.394284425298985" calcext:value-type="float">
            <text:p>0,3942844253</text:p>
          </table:table-cell>
          <table:table-cell office:value-type="float" office:value="19.061599732" calcext:value-type="float">
            <text:p>19,061599732</text:p>
          </table:table-cell>
          <table:table-cell table:formula="of:=([.L15]-26.4)/-2.5" office:value-type="float" office:value="2.9353601072" calcext:value-type="float">
            <text:p>2,9353601072</text:p>
          </table:table-cell>
          <table:table-cell/>
          <table:table-cell office:value-type="float" office:value="16.4076376224" calcext:value-type="float">
            <text:p>16,4076376224</text:p>
          </table:table-cell>
          <table:table-cell table:formula="of:=10^(([.O15]-26.4)/-2.5)" office:value-type="float" office:value="9929.90174058713" calcext:value-type="float">
            <text:p>9929,9017405871</text:p>
          </table:table-cell>
          <table:table-cell table:formula="of:=([.O15]-26.4)/-2.5" office:value-type="float" office:value="3.99694495104" calcext:value-type="float">
            <text:p>3,996944951</text:p>
          </table:table-cell>
        </table:table-row>
        <table:table-row table:style-name="ro1">
          <table:table-cell/>
          <table:table-cell office:value-type="float" office:value="1.91334488735" calcext:value-type="float">
            <text:p>1,9133448874</text:p>
          </table:table-cell>
          <table:table-cell table:formula="of:=POWER(10;[.B16])/60" office:value-type="float" office:value="1.36519169291429" calcext:value-type="float">
            <text:p>1,3651916929</text:p>
          </table:table-cell>
          <table:table-cell/>
          <table:table-cell office:value-type="float" office:value="17.1351946039" calcext:value-type="float">
            <text:p>17,1351946039</text:p>
          </table:table-cell>
          <table:table-cell table:formula="of:=([.E16]-26.4)/-2.5" office:value-type="float" office:value="3.70592215844" calcext:value-type="float">
            <text:p>3,7059221584</text:p>
          </table:table-cell>
          <table:table-cell/>
          <table:table-cell office:value-type="float" office:value="1.26469274575" calcext:value-type="float">
            <text:p>1,2646927458</text:p>
          </table:table-cell>
          <table:table-cell/>
          <table:table-cell table:formula="of:=POWER(10;[.H16])/60" office:value-type="float" office:value="0.306578359066744" calcext:value-type="float">
            <text:p>0,3065783591</text:p>
          </table:table-cell>
          <table:table-cell table:formula="of:=[.J16]*0.000290888*4808.39" office:value-type="float" office:value="0.428812055330919" calcext:value-type="float">
            <text:p>0,4288120553</text:p>
          </table:table-cell>
          <table:table-cell office:value-type="float" office:value="19.3138050396" calcext:value-type="float">
            <text:p>19,3138050396</text:p>
          </table:table-cell>
          <table:table-cell table:formula="of:=([.L16]-26.4)/-2.5" office:value-type="float" office:value="2.83447798416" calcext:value-type="float">
            <text:p>2,8344779842</text:p>
          </table:table-cell>
          <table:table-cell/>
          <table:table-cell office:value-type="float" office:value="16.5137157107" calcext:value-type="float">
            <text:p>16,5137157107</text:p>
          </table:table-cell>
          <table:table-cell table:formula="of:=10^(([.O16]-26.4)/-2.5)" office:value-type="float" office:value="9005.62203508005" calcext:value-type="float">
            <text:p>9005,6220350801</text:p>
          </table:table-cell>
          <table:table-cell table:formula="of:=([.O16]-26.4)/-2.5" office:value-type="float" office:value="3.95451371572" calcext:value-type="float">
            <text:p>3,9545137157</text:p>
          </table:table-cell>
        </table:table-row>
        <table:table-row table:style-name="ro1">
          <table:table-cell/>
          <table:table-cell office:value-type="float" office:value="1.93830155979" calcext:value-type="float">
            <text:p>1,9383015598</text:p>
          </table:table-cell>
          <table:table-cell table:formula="of:=POWER(10;[.B17])/60" office:value-type="float" office:value="1.44594012431862" calcext:value-type="float">
            <text:p>1,4459401243</text:p>
          </table:table-cell>
          <table:table-cell/>
          <table:table-cell office:value-type="float" office:value="17.1653379549" calcext:value-type="float">
            <text:p>17,1653379549</text:p>
          </table:table-cell>
          <table:table-cell table:formula="of:=([.E17]-26.4)/-2.5" office:value-type="float" office:value="3.69386481804" calcext:value-type="float">
            <text:p>3,693864818</text:p>
          </table:table-cell>
          <table:table-cell/>
          <table:table-cell office:value-type="float" office:value="1.39848140842" calcext:value-type="float">
            <text:p>1,3984814084</text:p>
          </table:table-cell>
          <table:table-cell/>
          <table:table-cell table:formula="of:=POWER(10;[.H17])/60" office:value-type="float" office:value="0.41718641514227" calcext:value-type="float">
            <text:p>0,4171864151</text:p>
          </table:table-cell>
          <table:table-cell table:formula="of:=[.J17]*0.000290888*4808.39" office:value-type="float" office:value="0.583519869692917" calcext:value-type="float">
            <text:p>0,5835198697</text:p>
          </table:table-cell>
          <table:table-cell office:value-type="float" office:value="19.2370566122" calcext:value-type="float">
            <text:p>19,2370566122</text:p>
          </table:table-cell>
          <table:table-cell table:formula="of:=([.L17]-26.4)/-2.5" office:value-type="float" office:value="2.86517735512" calcext:value-type="float">
            <text:p>2,8651773551</text:p>
          </table:table-cell>
          <table:table-cell/>
          <table:table-cell office:value-type="float" office:value="16.6824729222" calcext:value-type="float">
            <text:p>16,6824729222</text:p>
          </table:table-cell>
          <table:table-cell table:formula="of:=10^(([.O17]-26.4)/-2.5)" office:value-type="float" office:value="7709.2269530941" calcext:value-type="float">
            <text:p>7709,2269530941</text:p>
          </table:table-cell>
          <table:table-cell table:formula="of:=([.O17]-26.4)/-2.5" office:value-type="float" office:value="3.88701083112" calcext:value-type="float">
            <text:p>3,8870108311</text:p>
          </table:table-cell>
        </table:table-row>
        <table:table-row table:style-name="ro1">
          <table:table-cell/>
          <table:table-cell office:value-type="float" office:value="2.0006932409" calcext:value-type="float">
            <text:p>2,0006932409</text:p>
          </table:table-cell>
          <table:table-cell table:formula="of:=POWER(10;[.B18])/60" office:value-type="float" office:value="1.66932920140207" calcext:value-type="float">
            <text:p>1,6693292014</text:p>
          </table:table-cell>
          <table:table-cell/>
          <table:table-cell office:value-type="float" office:value="17.2614249758" calcext:value-type="float">
            <text:p>17,2614249758</text:p>
          </table:table-cell>
          <table:table-cell table:formula="of:=([.E18]-26.4)/-2.5" office:value-type="float" office:value="3.65543000968" calcext:value-type="float">
            <text:p>3,6554300097</text:p>
          </table:table-cell>
          <table:table-cell/>
          <table:table-cell office:value-type="float" office:value="1.4472028883" calcext:value-type="float">
            <text:p>1,4472028883</text:p>
          </table:table-cell>
          <table:table-cell/>
          <table:table-cell table:formula="of:=POWER(10;[.H18])/60" office:value-type="float" office:value="0.466714869738406" calcext:value-type="float">
            <text:p>0,4667148697</text:p>
          </table:table-cell>
          <table:table-cell table:formula="of:=[.J18]*0.000290888*4808.39" office:value-type="float" office:value="0.652795465261324" calcext:value-type="float">
            <text:p>0,6527954653</text:p>
          </table:table-cell>
          <table:table-cell office:value-type="float" office:value="19.7468269624" calcext:value-type="float">
            <text:p>19,7468269624</text:p>
          </table:table-cell>
          <table:table-cell table:formula="of:=([.L18]-26.4)/-2.5" office:value-type="float" office:value="2.66126921504" calcext:value-type="float">
            <text:p>2,661269215</text:p>
          </table:table-cell>
          <table:table-cell/>
          <table:table-cell office:value-type="float" office:value="16.6037145941" calcext:value-type="float">
            <text:p>16,6037145941</text:p>
          </table:table-cell>
          <table:table-cell table:formula="of:=10^(([.O18]-26.4)/-2.5)" office:value-type="float" office:value="8289.2294704201" calcext:value-type="float">
            <text:p>8289,2294704201</text:p>
          </table:table-cell>
          <table:table-cell table:formula="of:=([.O18]-26.4)/-2.5" office:value-type="float" office:value="3.91851416236" calcext:value-type="float">
            <text:p>3,9185141624</text:p>
          </table:table-cell>
        </table:table-row>
        <table:table-row table:style-name="ro1">
          <table:table-cell/>
          <table:table-cell office:value-type="float" office:value="2.06308492201" calcext:value-type="float">
            <text:p>2,063084922</text:p>
          </table:table-cell>
          <table:table-cell table:formula="of:=POWER(10;[.B19])/60" office:value-type="float" office:value="1.92723055110381" calcext:value-type="float">
            <text:p>1,9272305511</text:p>
          </table:table-cell>
          <table:table-cell/>
          <table:table-cell office:value-type="float" office:value="17.335401444" calcext:value-type="float">
            <text:p>17,335401444</text:p>
          </table:table-cell>
          <table:table-cell table:formula="of:=([.E19]-26.4)/-2.5" office:value-type="float" office:value="3.6258394224" calcext:value-type="float">
            <text:p>3,6258394224</text:p>
          </table:table-cell>
          <table:table-cell/>
          <table:table-cell office:value-type="float" office:value="1.57486879815" calcext:value-type="float">
            <text:p>1,5748687982</text:p>
          </table:table-cell>
          <table:table-cell/>
          <table:table-cell table:formula="of:=POWER(10;[.H19])/60" office:value-type="float" office:value="0.626206466117831" calcext:value-type="float">
            <text:p>0,6262064661</text:p>
          </table:table-cell>
          <table:table-cell table:formula="of:=[.J19]*0.000290888*4808.39" office:value-type="float" office:value="0.875876831668472" calcext:value-type="float">
            <text:p>0,8758768317</text:p>
          </table:table-cell>
          <table:table-cell office:value-type="float" office:value="19.7788364909" calcext:value-type="float">
            <text:p>19,7788364909</text:p>
          </table:table-cell>
          <table:table-cell table:formula="of:=([.L19]-26.4)/-2.5" office:value-type="float" office:value="2.64846540364" calcext:value-type="float">
            <text:p>2,6484654036</text:p>
          </table:table-cell>
          <table:table-cell/>
          <table:table-cell office:value-type="float" office:value="16.8465403655" calcext:value-type="float">
            <text:p>16,8465403655</text:p>
          </table:table-cell>
          <table:table-cell table:formula="of:=10^(([.O19]-26.4)/-2.5)" office:value-type="float" office:value="6628.02066495353" calcext:value-type="float">
            <text:p>6628,0206649535</text:p>
          </table:table-cell>
          <table:table-cell table:formula="of:=([.O19]-26.4)/-2.5" office:value-type="float" office:value="3.8213838538" calcext:value-type="float">
            <text:p>3,8213838538</text:p>
          </table:table-cell>
        </table:table-row>
        <table:table-row table:style-name="ro1">
          <table:table-cell/>
          <table:table-cell office:value-type="float" office:value="2.07140381282" calcext:value-type="float">
            <text:p>2,0714038128</text:p>
          </table:table-cell>
          <table:table-cell table:formula="of:=POWER(10;[.B20])/60" office:value-type="float" office:value="1.96450239420024" calcext:value-type="float">
            <text:p>1,9645023942</text:p>
          </table:table-cell>
          <table:table-cell/>
          <table:table-cell office:value-type="float" office:value="17.3767725107" calcext:value-type="float">
            <text:p>17,3767725107</text:p>
          </table:table-cell>
          <table:table-cell table:formula="of:=([.E20]-26.4)/-2.5" office:value-type="float" office:value="3.60929099572" calcext:value-type="float">
            <text:p>3,6092909957</text:p>
          </table:table-cell>
          <table:table-cell/>
          <table:table-cell office:value-type="float" office:value="1.67216287639" calcext:value-type="float">
            <text:p>1,6721628764</text:p>
          </table:table-cell>
          <table:table-cell/>
          <table:table-cell table:formula="of:=POWER(10;[.H20])/60" office:value-type="float" office:value="0.783450615355778" calcext:value-type="float">
            <text:p>0,7834506154</text:p>
          </table:table-cell>
          <table:table-cell table:formula="of:=[.J20]*0.000290888*4808.39" office:value-type="float" office:value="1.09581468712815" calcext:value-type="float">
            <text:p>1,0958146871</text:p>
          </table:table-cell>
          <table:table-cell office:value-type="float" office:value="19.9209439089" calcext:value-type="float">
            <text:p>19,9209439089</text:p>
          </table:table-cell>
          <table:table-cell table:formula="of:=([.L20]-26.4)/-2.5" office:value-type="float" office:value="2.59162243644" calcext:value-type="float">
            <text:p>2,5916224364</text:p>
          </table:table-cell>
          <table:table-cell/>
          <table:table-cell office:value-type="float" office:value="16.9826180817" calcext:value-type="float">
            <text:p>16,9826180817</text:p>
          </table:table-cell>
          <table:table-cell table:formula="of:=10^(([.O20]-26.4)/-2.5)" office:value-type="float" office:value="5847.2648743277" calcext:value-type="float">
            <text:p>5847,2648743277</text:p>
          </table:table-cell>
          <table:table-cell table:formula="of:=([.O20]-26.4)/-2.5" office:value-type="float" office:value="3.76695276732" calcext:value-type="float">
            <text:p>3,7669527673</text:p>
          </table:table-cell>
        </table:table-row>
        <table:table-row table:style-name="ro1">
          <table:table-cell/>
          <table:table-cell office:value-type="float" office:value="2.07972270364" calcext:value-type="float">
            <text:p>2,0797227036</text:p>
          </table:table-cell>
          <table:table-cell table:formula="of:=POWER(10;[.B21])/60" office:value-type="float" office:value="2.00249505939856" calcext:value-type="float">
            <text:p>2,0024950594</text:p>
          </table:table-cell>
          <table:table-cell/>
          <table:table-cell office:value-type="float" office:value="17.3987968438" calcext:value-type="float">
            <text:p>17,3987968438</text:p>
          </table:table-cell>
          <table:table-cell table:formula="of:=([.E21]-26.4)/-2.5" office:value-type="float" office:value="3.60048126248" calcext:value-type="float">
            <text:p>3,6004812625</text:p>
          </table:table-cell>
          <table:table-cell/>
          <table:table-cell office:value-type="float" office:value="1.75724866937" calcext:value-type="float">
            <text:p>1,7572486694</text:p>
          </table:table-cell>
          <table:table-cell/>
          <table:table-cell table:formula="of:=POWER(10;[.H21])/60" office:value-type="float" office:value="0.953009914949997" calcext:value-type="float">
            <text:p>0,9530099149</text:p>
          </table:table-cell>
          <table:table-cell table:formula="of:=[.J21]*0.000290888*4808.39" office:value-type="float" office:value="1.33297777972477" calcext:value-type="float">
            <text:p>1,3329777797</text:p>
          </table:table-cell>
          <table:table-cell office:value-type="float" office:value="20.1044403916" calcext:value-type="float">
            <text:p>20,1044403916</text:p>
          </table:table-cell>
          <table:table-cell table:formula="of:=([.L21]-26.4)/-2.5" office:value-type="float" office:value="2.51822384336" calcext:value-type="float">
            <text:p>2,5182238434</text:p>
          </table:table-cell>
          <table:table-cell/>
          <table:table-cell office:value-type="float" office:value="17.1934343246" calcext:value-type="float">
            <text:p>17,1934343246</text:p>
          </table:table-cell>
          <table:table-cell table:formula="of:=10^(([.O21]-26.4)/-2.5)" office:value-type="float" office:value="4815.33238373042" calcext:value-type="float">
            <text:p>4815,3323837304</text:p>
          </table:table-cell>
          <table:table-cell table:formula="of:=([.O21]-26.4)/-2.5" office:value-type="float" office:value="3.68262627016" calcext:value-type="float">
            <text:p>3,6826262702</text:p>
          </table:table-cell>
        </table:table-row>
        <table:table-row table:style-name="ro1">
          <table:table-cell/>
          <table:table-cell office:value-type="float" office:value="2.16707105719" calcext:value-type="float">
            <text:p>2,1670710572</text:p>
          </table:table-cell>
          <table:table-cell table:formula="of:=POWER(10;[.B22])/60" office:value-type="float" office:value="2.44861106002003" calcext:value-type="float">
            <text:p>2,44861106</text:p>
          </table:table-cell>
          <table:table-cell/>
          <table:table-cell office:value-type="float" office:value="17.5360824922" calcext:value-type="float">
            <text:p>17,5360824922</text:p>
          </table:table-cell>
          <table:table-cell table:formula="of:=([.E22]-26.4)/-2.5" office:value-type="float" office:value="3.54556700312" calcext:value-type="float">
            <text:p>3,5455670031</text:p>
          </table:table-cell>
          <table:table-cell/>
          <table:table-cell office:value-type="float" office:value="1.88478430789" calcext:value-type="float">
            <text:p>1,8847843079</text:p>
          </table:table-cell>
          <table:table-cell/>
          <table:table-cell table:formula="of:=POWER(10;[.H22])/60" office:value-type="float" office:value="1.27830079055551" calcext:value-type="float">
            <text:p>1,2783007906</text:p>
          </table:table-cell>
          <table:table-cell table:formula="of:=[.J22]*0.000290888*4808.39" office:value-type="float" office:value="1.78796308714639" calcext:value-type="float">
            <text:p>1,7879630871</text:p>
          </table:table-cell>
          <table:table-cell office:value-type="float" office:value="21.1600104217" calcext:value-type="float">
            <text:p>21,1600104217</text:p>
          </table:table-cell>
          <table:table-cell table:formula="of:=([.L22]-26.4)/-2.5" office:value-type="float" office:value="2.09599583132" calcext:value-type="float">
            <text:p>2,0959958313</text:p>
          </table:table-cell>
          <table:table-cell/>
          <table:table-cell office:value-type="float" office:value="17.6931551718" calcext:value-type="float">
            <text:p>17,6931551718</text:p>
          </table:table-cell>
          <table:table-cell table:formula="of:=10^(([.O22]-26.4)/-2.5)" office:value-type="float" office:value="3039.05060114931" calcext:value-type="float">
            <text:p>3039,0506011493</text:p>
          </table:table-cell>
          <table:table-cell table:formula="of:=([.O22]-26.4)/-2.5" office:value-type="float" office:value="3.48273793128" calcext:value-type="float">
            <text:p>3,4827379313</text:p>
          </table:table-cell>
        </table:table-row>
        <table:table-row table:style-name="ro1">
          <table:table-cell table:number-columns-repeated="7"/>
          <table:table-cell office:value-type="float" office:value="1.96975843972" calcext:value-type="float">
            <text:p>1,9697584397</text:p>
          </table:table-cell>
          <table:table-cell/>
          <table:table-cell table:formula="of:=POWER(10;[.H23])/60" office:value-type="float" office:value="1.55455892810757" calcext:value-type="float">
            <text:p>1,5545589281</text:p>
          </table:table-cell>
          <table:table-cell table:formula="of:=[.J23]*0.000290888*4808.39" office:value-type="float" office:value="2.17436615919035" calcext:value-type="float">
            <text:p>2,1743661592</text:p>
          </table:table-cell>
          <table:table-cell office:value-type="float" office:value="21.2293892135" calcext:value-type="float">
            <text:p>21,2293892135</text:p>
          </table:table-cell>
          <table:table-cell table:formula="of:=([.L23]-26.4)/-2.5" office:value-type="float" office:value="2.0682443146" calcext:value-type="float">
            <text:p>2,0682443146</text:p>
          </table:table-cell>
          <table:table-cell/>
          <table:table-cell office:value-type="float" office:value="18.124167194" calcext:value-type="float">
            <text:p>18,124167194</text:p>
          </table:table-cell>
          <table:table-cell table:formula="of:=10^(([.O23]-26.4)/-2.5)" office:value-type="float" office:value="2043.30464558532" calcext:value-type="float">
            <text:p>2043,3046455853</text:p>
          </table:table-cell>
          <table:table-cell table:formula="of:=([.O23]-26.4)/-2.5" office:value-type="float" office:value="3.3103331224" calcext:value-type="float">
            <text:p>3,3103331224</text:p>
          </table:table-cell>
        </table:table-row>
        <table:table-row table:style-name="ro1">
          <table:table-cell table:number-columns-repeated="7"/>
          <table:table-cell office:value-type="float" office:value="2.00610414263" calcext:value-type="float">
            <text:p>2,0061041426</text:p>
          </table:table-cell>
          <table:table-cell/>
          <table:table-cell table:formula="of:=POWER(10;[.H24])/60" office:value-type="float" office:value="1.69025758011669" calcext:value-type="float">
            <text:p>1,6902575801</text:p>
          </table:table-cell>
          <table:table-cell table:formula="of:=[.J24]*0.000290888*4808.39" office:value-type="float" office:value="2.36416826410996" calcext:value-type="float">
            <text:p>2,3641682641</text:p>
          </table:table-cell>
          <table:table-cell office:value-type="float" office:value="21.3735065322" calcext:value-type="float">
            <text:p>21,3735065322</text:p>
          </table:table-cell>
          <table:table-cell table:formula="of:=([.L24]-26.4)/-2.5" office:value-type="float" office:value="2.01059738712" calcext:value-type="float">
            <text:p>2,0105973871</text:p>
          </table:table-cell>
          <table:table-cell/>
          <table:table-cell office:value-type="float" office:value="18.4504410615" calcext:value-type="float">
            <text:p>18,4504410615</text:p>
          </table:table-cell>
          <table:table-cell table:formula="of:=10^(([.O24]-26.4)/-2.5)" office:value-type="float" office:value="1512.94651530405" calcext:value-type="float">
            <text:p>1512,9465153041</text:p>
          </table:table-cell>
          <table:table-cell table:formula="of:=([.O24]-26.4)/-2.5" office:value-type="float" office:value="3.1798235754" calcext:value-type="float">
            <text:p>3,1798235754</text:p>
          </table:table-cell>
        </table:table-row>
        <table:table-row table:style-name="ro1">
          <table:table-cell table:number-columns-repeated="7"/>
          <table:table-cell office:value-type="float" office:value="2.06085532438" calcext:value-type="float">
            <text:p>2,0608553244</text:p>
          </table:table-cell>
          <table:table-cell/>
          <table:table-cell table:formula="of:=POWER(10;[.H25])/60" office:value-type="float" office:value="1.91736181507533" calcext:value-type="float">
            <text:p>1,9173618151</text:p>
          </table:table-cell>
          <table:table-cell table:formula="of:=[.J25]*0.000290888*4808.39" office:value-type="float" office:value="2.68181962757678" calcext:value-type="float">
            <text:p>2,6818196276</text:p>
          </table:table-cell>
          <table:table-cell office:value-type="float" office:value="21.5536531805" calcext:value-type="float">
            <text:p>21,5536531805</text:p>
          </table:table-cell>
          <table:table-cell table:formula="of:=([.L25]-26.4)/-2.5" office:value-type="float" office:value="1.9385387278" calcext:value-type="float">
            <text:p>1,9385387278</text:p>
          </table:table-cell>
          <table:table-cell/>
          <table:table-cell office:value-type="float" office:value="18.4811106562" calcext:value-type="float">
            <text:p>18,4811106562</text:p>
          </table:table-cell>
          <table:table-cell table:formula="of:=10^(([.O25]-26.4)/-2.5)" office:value-type="float" office:value="1470.80716724674" calcext:value-type="float">
            <text:p>1470,8071672467</text:p>
          </table:table-cell>
          <table:table-cell table:formula="of:=([.O25]-26.4)/-2.5" office:value-type="float" office:value="3.16755573752" calcext:value-type="float">
            <text:p>3,1675557375</text:p>
          </table:table-cell>
        </table:table-row>
        <table:table-row table:style-name="ro1">
          <table:table-cell table:number-columns-repeated="7"/>
          <table:table-cell office:value-type="float" office:value="2.0607994938" calcext:value-type="float">
            <text:p>2,0607994938</text:p>
          </table:table-cell>
          <table:table-cell/>
          <table:table-cell table:formula="of:=POWER(10;[.H26])/60" office:value-type="float" office:value="1.91711534511949" calcext:value-type="float">
            <text:p>1,9171153451</text:p>
          </table:table-cell>
          <table:table-cell table:formula="of:=[.J26]*0.000290888*4808.39" office:value-type="float" office:value="2.68147488932238" calcext:value-type="float">
            <text:p>2,6814748893</text:p>
          </table:table-cell>
          <table:table-cell office:value-type="float" office:value="21.8085383556" calcext:value-type="float">
            <text:p>21,8085383556</text:p>
          </table:table-cell>
          <table:table-cell table:formula="of:=([.L26]-26.4)/-2.5" office:value-type="float" office:value="1.83658465776" calcext:value-type="float">
            <text:p>1,8365846578</text:p>
          </table:table-cell>
          <table:table-cell/>
          <table:table-cell office:value-type="float" office:value="18.5912085458" calcext:value-type="float">
            <text:p>18,5912085458</text:p>
          </table:table-cell>
          <table:table-cell table:formula="of:=10^(([.O26]-26.4)/-2.5)" office:value-type="float" office:value="1328.97429736574" calcext:value-type="float">
            <text:p>1328,9742973657</text:p>
          </table:table-cell>
          <table:table-cell table:formula="of:=([.O26]-26.4)/-2.5" office:value-type="float" office:value="3.12351658168" calcext:value-type="float">
            <text:p>3,1235165817</text:p>
          </table:table-cell>
        </table:table-row>
        <table:table-row table:style-name="ro1">
          <table:table-cell table:number-columns-repeated="7"/>
          <table:table-cell office:value-type="float" office:value="2.04246845573" calcext:value-type="float">
            <text:p>2,0424684557</text:p>
          </table:table-cell>
          <table:table-cell/>
          <table:table-cell table:formula="of:=POWER(10;[.H27])/60" office:value-type="float" office:value="1.83788022680756" calcext:value-type="float">
            <text:p>1,8378802268</text:p>
          </table:table-cell>
          <table:table-cell table:formula="of:=[.J27]*0.000290888*4808.39" office:value-type="float" office:value="2.57064849557053" calcext:value-type="float">
            <text:p>2,5706484956</text:p>
          </table:table-cell>
          <table:table-cell office:value-type="float" office:value="22.096103026" calcext:value-type="float">
            <text:p>22,096103026</text:p>
          </table:table-cell>
          <table:table-cell table:formula="of:=([.L27]-26.4)/-2.5" office:value-type="float" office:value="1.7215587896" calcext:value-type="float">
            <text:p>1,7215587896</text:p>
          </table:table-cell>
          <table:table-cell/>
          <table:table-cell office:value-type="float" office:value="18.7400156326" calcext:value-type="float">
            <text:p>18,7400156326</text:p>
          </table:table-cell>
          <table:table-cell table:formula="of:=10^(([.O27]-26.4)/-2.5)" office:value-type="float" office:value="1158.76067201729" calcext:value-type="float">
            <text:p>1158,7606720173</text:p>
          </table:table-cell>
          <table:table-cell table:formula="of:=([.O27]-26.4)/-2.5" office:value-type="float" office:value="3.06399374696" calcext:value-type="float">
            <text:p>3,063993747</text:p>
          </table:table-cell>
        </table:table-row>
        <table:table-row table:style-name="ro1">
          <table:table-cell table:number-columns-repeated="7"/>
          <table:table-cell office:value-type="float" office:value="2.13380727286" calcext:value-type="float">
            <text:p>2,1338072729</text:p>
          </table:table-cell>
          <table:table-cell/>
          <table:table-cell table:formula="of:=POWER(10;[.H28])/60" office:value-type="float" office:value="2.26806774554151" calcext:value-type="float">
            <text:p>2,2680677455</text:p>
          </table:table-cell>
          <table:table-cell table:formula="of:=[.J28]*0.000290888*4808.39" office:value-type="float" office:value="3.17235304721454" calcext:value-type="float">
            <text:p>3,1723530472</text:p>
          </table:table-cell>
          <table:table-cell office:value-type="float" office:value="22.7560203968" calcext:value-type="float">
            <text:p>22,7560203968</text:p>
          </table:table-cell>
          <table:table-cell table:formula="of:=([.L28]-26.4)/-2.5" office:value-type="float" office:value="1.45759184128" calcext:value-type="float">
            <text:p>1,4575918413</text:p>
          </table:table-cell>
          <table:table-cell/>
          <table:table-cell office:value-type="float" office:value="18.6198682398" calcext:value-type="float">
            <text:p>18,6198682398</text:p>
          </table:table-cell>
          <table:table-cell table:formula="of:=10^(([.O28]-26.4)/-2.5)" office:value-type="float" office:value="1294.35290893063" calcext:value-type="float">
            <text:p>1294,3529089306</text:p>
          </table:table-cell>
          <table:table-cell table:formula="of:=([.O28]-26.4)/-2.5" office:value-type="float" office:value="3.11205270408" calcext:value-type="float">
            <text:p>3,1120527041</text:p>
          </table:table-cell>
        </table:table-row>
        <table:table-row table:style-name="ro1">
          <table:table-cell table:number-columns-repeated="7"/>
          <table:table-cell office:value-type="float" office:value="2.1214128857" calcext:value-type="float">
            <text:p>2,1214128857</text:p>
          </table:table-cell>
          <table:table-cell/>
          <table:table-cell table:formula="of:=POWER(10;[.H29])/60" office:value-type="float" office:value="2.20425398857459" calcext:value-type="float">
            <text:p>2,2042539886</text:p>
          </table:table-cell>
          <table:table-cell table:formula="of:=[.J29]*0.000290888*4808.39" office:value-type="float" office:value="3.0830965570739" calcext:value-type="float">
            <text:p>3,0830965571</text:p>
          </table:table-cell>
          <table:table-cell office:value-type="float" office:value="22.641232739" calcext:value-type="float">
            <text:p>22,641232739</text:p>
          </table:table-cell>
          <table:table-cell table:formula="of:=([.L29]-26.4)/-2.5" office:value-type="float" office:value="1.5035069044" calcext:value-type="float">
            <text:p>1,5035069044</text:p>
          </table:table-cell>
          <table:table-cell/>
          <table:table-cell office:value-type="float" office:value="19.061599732" calcext:value-type="float">
            <text:p>19,061599732</text:p>
          </table:table-cell>
          <table:table-cell table:formula="of:=10^(([.O29]-26.4)/-2.5)" office:value-type="float" office:value="861.707964869851" calcext:value-type="float">
            <text:p>861,7079648699</text:p>
          </table:table-cell>
          <table:table-cell table:formula="of:=([.O29]-26.4)/-2.5" office:value-type="float" office:value="2.9353601072" calcext:value-type="float">
            <text:p>2,9353601072</text:p>
          </table:table-cell>
        </table:table-row>
        <table:table-row table:style-name="ro1">
          <table:table-cell table:number-columns-repeated="7"/>
          <table:table-cell office:value-type="float" office:value="2.16388134142" calcext:value-type="float">
            <text:p>2,1638813414</text:p>
          </table:table-cell>
          <table:table-cell/>
          <table:table-cell table:formula="of:=POWER(10;[.H30])/60" office:value-type="float" office:value="2.43069289222179" calcext:value-type="float">
            <text:p>2,4306928922</text:p>
          </table:table-cell>
          <table:table-cell table:formula="of:=[.J30]*0.000290888*4808.39" office:value-type="float" office:value="3.39981731967248" calcext:value-type="float">
            <text:p>3,3998173197</text:p>
          </table:table-cell>
          <table:table-cell office:value-type="float" office:value="22.6365429709" calcext:value-type="float">
            <text:p>22,6365429709</text:p>
          </table:table-cell>
          <table:table-cell table:formula="of:=([.L30]-26.4)/-2.5" office:value-type="float" office:value="1.50538281164" calcext:value-type="float">
            <text:p>1,5053828116</text:p>
          </table:table-cell>
          <table:table-cell/>
          <table:table-cell office:value-type="float" office:value="19.3138050396" calcext:value-type="float">
            <text:p>19,3138050396</text:p>
          </table:table-cell>
          <table:table-cell table:formula="of:=10^(([.O30]-26.4)/-2.5)" office:value-type="float" office:value="683.090088980029" calcext:value-type="float">
            <text:p>683,09008898</text:p>
          </table:table-cell>
          <table:table-cell table:formula="of:=([.O30]-26.4)/-2.5" office:value-type="float" office:value="2.83447798416" calcext:value-type="float">
            <text:p>2,8344779842</text:p>
          </table:table-cell>
        </table:table-row>
        <table:table-row table:style-name="ro1">
          <table:table-cell table:number-columns-repeated="7"/>
          <table:table-cell office:value-type="float" office:value="2.19434622399" calcext:value-type="float">
            <text:p>2,194346224</text:p>
          </table:table-cell>
          <table:table-cell/>
          <table:table-cell table:formula="of:=POWER(10;[.H31])/60" office:value-type="float" office:value="2.60732382789939" calcext:value-type="float">
            <text:p>2,6073238279</text:p>
          </table:table-cell>
          <table:table-cell table:formula="of:=[.J31]*0.000290888*4808.39" office:value-type="float" office:value="3.64687153052251" calcext:value-type="float">
            <text:p>3,6468715305</text:p>
          </table:table-cell>
          <table:table-cell office:value-type="float" office:value="23.3705289016" calcext:value-type="float">
            <text:p>23,3705289016</text:p>
          </table:table-cell>
          <table:table-cell table:formula="of:=([.L31]-26.4)/-2.5" office:value-type="float" office:value="1.21178843936" calcext:value-type="float">
            <text:p>1,2117884394</text:p>
          </table:table-cell>
          <table:table-cell/>
          <table:table-cell office:value-type="float" office:value="19.2370566122" calcext:value-type="float">
            <text:p>19,2370566122</text:p>
          </table:table-cell>
          <table:table-cell table:formula="of:=10^(([.O31]-26.4)/-2.5)" office:value-type="float" office:value="733.123861659865" calcext:value-type="float">
            <text:p>733,1238616599</text:p>
          </table:table-cell>
          <table:table-cell table:formula="of:=([.O31]-26.4)/-2.5" office:value-type="float" office:value="2.86517735512" calcext:value-type="float">
            <text:p>2,8651773551</text:p>
          </table:table-cell>
        </table:table-row>
        <table:table-row table:style-name="ro1">
          <table:table-cell table:number-columns-repeated="7"/>
          <table:table-cell office:value-type="float" office:value="2.23059887594" calcext:value-type="float">
            <text:p>2,2305988759</text:p>
          </table:table-cell>
          <table:table-cell/>
          <table:table-cell table:formula="of:=POWER(10;[.H32])/60" office:value-type="float" office:value="2.83431180447403" calcext:value-type="float">
            <text:p>2,8343118045</text:p>
          </table:table-cell>
          <table:table-cell table:formula="of:=[.J32]*0.000290888*4808.39" office:value-type="float" office:value="3.96436028304464" calcext:value-type="float">
            <text:p>3,964360283</text:p>
          </table:table-cell>
          <table:table-cell office:value-type="float" office:value="23.4072281982" calcext:value-type="float">
            <text:p>23,4072281982</text:p>
          </table:table-cell>
          <table:table-cell table:formula="of:=([.L32]-26.4)/-2.5" office:value-type="float" office:value="1.19710872072" calcext:value-type="float">
            <text:p>1,1971087207</text:p>
          </table:table-cell>
          <table:table-cell/>
          <table:table-cell office:value-type="float" office:value="19.7468269624" calcext:value-type="float">
            <text:p>19,7468269624</text:p>
          </table:table-cell>
          <table:table-cell table:formula="of:=10^(([.O32]-26.4)/-2.5)" office:value-type="float" office:value="458.425972577101" calcext:value-type="float">
            <text:p>458,4259725771</text:p>
          </table:table-cell>
          <table:table-cell table:formula="of:=([.O32]-26.4)/-2.5" office:value-type="float" office:value="2.66126921504" calcext:value-type="float">
            <text:p>2,661269215</text:p>
          </table:table-cell>
        </table:table-row>
        <table:table-row table:style-name="ro1">
          <table:table-cell table:number-columns-repeated="7"/>
          <table:table-cell office:value-type="float" office:value="2.27317899282" calcext:value-type="float">
            <text:p>2,2731789928</text:p>
          </table:table-cell>
          <table:table-cell/>
          <table:table-cell table:formula="of:=POWER(10;[.H33])/60" office:value-type="float" office:value="3.12627906532766" calcext:value-type="float">
            <text:p>3,1262790653</text:p>
          </table:table-cell>
          <table:table-cell table:formula="of:=[.J33]*0.000290888*4808.39" office:value-type="float" office:value="4.37273575219745" calcext:value-type="float">
            <text:p>4,3727357522</text:p>
          </table:table-cell>
          <table:table-cell office:value-type="float" office:value="23.8422600216" calcext:value-type="float">
            <text:p>23,8422600216</text:p>
          </table:table-cell>
          <table:table-cell table:formula="of:=([.L33]-26.4)/-2.5" office:value-type="float" office:value="1.02309599136" calcext:value-type="float">
            <text:p>1,0230959914</text:p>
          </table:table-cell>
          <table:table-cell/>
          <table:table-cell office:value-type="float" office:value="19.7788364909" calcext:value-type="float">
            <text:p>19,7788364909</text:p>
          </table:table-cell>
          <table:table-cell table:formula="of:=10^(([.O33]-26.4)/-2.5)" office:value-type="float" office:value="445.10800373113" calcext:value-type="float">
            <text:p>445,1080037311</text:p>
          </table:table-cell>
          <table:table-cell table:formula="of:=([.O33]-26.4)/-2.5" office:value-type="float" office:value="2.64846540364" calcext:value-type="float">
            <text:p>2,6484654036</text:p>
          </table:table-cell>
        </table:table-row>
        <table:table-row table:style-name="ro1">
          <table:table-cell table:number-columns-repeated="7"/>
          <table:table-cell office:value-type="float" office:value="2.31570327912" calcext:value-type="float">
            <text:p>2,3157032791</text:p>
          </table:table-cell>
          <table:table-cell/>
          <table:table-cell table:formula="of:=POWER(10;[.H34])/60" office:value-type="float" office:value="3.44787909894994" calcext:value-type="float">
            <text:p>3,4478790989</text:p>
          </table:table-cell>
          <table:table-cell table:formula="of:=[.J34]*0.000290888*4808.39" office:value-type="float" office:value="4.82255866804795" calcext:value-type="float">
            <text:p>4,822558668</text:p>
          </table:table-cell>
          <table:table-cell office:value-type="float" office:value="24.498827558" calcext:value-type="float">
            <text:p>24,498827558</text:p>
          </table:table-cell>
          <table:table-cell table:formula="of:=([.L34]-26.4)/-2.5" office:value-type="float" office:value="0.7604689768" calcext:value-type="float">
            <text:p>0,7604689768</text:p>
          </table:table-cell>
          <table:table-cell/>
          <table:table-cell office:value-type="float" office:value="19.9209439089" calcext:value-type="float">
            <text:p>19,9209439089</text:p>
          </table:table-cell>
          <table:table-cell table:formula="of:=10^(([.O34]-26.4)/-2.5)" office:value-type="float" office:value="390.501257230797" calcext:value-type="float">
            <text:p>390,5012572308</text:p>
          </table:table-cell>
          <table:table-cell table:formula="of:=([.O34]-26.4)/-2.5" office:value-type="float" office:value="2.59162243644" calcext:value-type="float">
            <text:p>2,5916224364</text:p>
          </table:table-cell>
        </table:table-row>
        <table:table-row table:style-name="ro1">
          <table:table-cell table:number-columns-repeated="7"/>
          <table:table-cell office:value-type="float" office:value="2.31561022816" calcext:value-type="float">
            <text:p>2,3156102282</text:p>
          </table:table-cell>
          <table:table-cell/>
          <table:table-cell table:formula="of:=POWER(10;[.H35])/60" office:value-type="float" office:value="3.44714044325444" calcext:value-type="float">
            <text:p>3,4471404433</text:p>
          </table:table-cell>
          <table:table-cell table:formula="of:=[.J35]*0.000290888*4808.39" office:value-type="float" office:value="4.82152550814738" calcext:value-type="float">
            <text:p>4,8215255081</text:p>
          </table:table-cell>
          <table:table-cell office:value-type="float" office:value="24.8264413593" calcext:value-type="float">
            <text:p>24,8264413593</text:p>
          </table:table-cell>
          <table:table-cell table:formula="of:=([.L35]-26.4)/-2.5" office:value-type="float" office:value="0.62942345628" calcext:value-type="float">
            <text:p>0,6294234563</text:p>
          </table:table-cell>
          <table:table-cell/>
          <table:table-cell office:value-type="float" office:value="20.1044403916" calcext:value-type="float">
            <text:p>20,1044403916</text:p>
          </table:table-cell>
          <table:table-cell table:formula="of:=10^(([.O35]-26.4)/-2.5)" office:value-type="float" office:value="329.779642871566" calcext:value-type="float">
            <text:p>329,7796428716</text:p>
          </table:table-cell>
          <table:table-cell table:formula="of:=([.O35]-26.4)/-2.5" office:value-type="float" office:value="2.51822384336" calcext:value-type="float">
            <text:p>2,5182238434</text:p>
          </table:table-cell>
        </table:table-row>
        <table:table-row table:style-name="ro1">
          <table:table-cell table:number-columns-repeated="7"/>
          <table:table-cell office:value-type="float" office:value="2.39418245431" calcext:value-type="float">
            <text:p>2,3941824543</text:p>
          </table:table-cell>
          <table:table-cell/>
          <table:table-cell table:formula="of:=POWER(10;[.H36])/60" office:value-type="float" office:value="4.13077180393656" calcext:value-type="float">
            <text:p>4,1307718039</text:p>
          </table:table-cell>
          <table:table-cell table:formula="of:=[.J36]*0.000290888*4808.39" office:value-type="float" office:value="5.77772270926474" calcext:value-type="float">
            <text:p>5,7777227093</text:p>
          </table:table-cell>
          <table:table-cell office:value-type="float" office:value="25.4096103026" calcext:value-type="float">
            <text:p>25,4096103026</text:p>
          </table:table-cell>
          <table:table-cell table:formula="of:=([.L36]-26.4)/-2.5" office:value-type="float" office:value="0.396155878959999" calcext:value-type="float">
            <text:p>0,396155879</text:p>
          </table:table-cell>
          <table:table-cell/>
          <table:table-cell office:value-type="float" office:value="21.1600104217" calcext:value-type="float">
            <text:p>21,1600104217</text:p>
          </table:table-cell>
          <table:table-cell table:formula="of:=10^(([.O36]-26.4)/-2.5)" office:value-type="float" office:value="124.737154098984" calcext:value-type="float">
            <text:p>124,737154099</text:p>
          </table:table-cell>
          <table:table-cell table:formula="of:=([.O36]-26.4)/-2.5" office:value-type="float" office:value="2.09599583132" calcext:value-type="float">
            <text:p>2,0959958313</text:p>
          </table:table-cell>
        </table:table-row>
        <table:table-row table:style-name="ro1">
          <table:table-cell table:number-columns-repeated="7"/>
          <table:table-cell office:value-type="float" office:value="2.43065842856" calcext:value-type="float">
            <text:p>2,4306584286</text:p>
          </table:table-cell>
          <table:table-cell/>
          <table:table-cell table:formula="of:=POWER(10;[.H37])/60" office:value-type="float" office:value="4.49269750301938" calcext:value-type="float">
            <text:p>4,492697503</text:p>
          </table:table-cell>
          <table:table-cell table:formula="of:=[.J37]*0.000290888*4808.39" office:value-type="float" office:value="6.28394925236851" calcext:value-type="float">
            <text:p>6,2839492524</text:p>
          </table:table-cell>
          <table:table-cell office:value-type="float" office:value="26.4304909368" calcext:value-type="float">
            <text:p>26,4304909368</text:p>
          </table:table-cell>
          <table:table-cell table:formula="of:=([.L37]-26.4)/-2.5" office:value-type="float" office:value="-0.0121963747199999" calcext:value-type="float">
            <text:p>-0,0121963747</text:p>
          </table:table-cell>
          <table:table-cell/>
          <table:table-cell office:value-type="float" office:value="21.2293892135" calcext:value-type="float">
            <text:p>21,2293892135</text:p>
          </table:table-cell>
          <table:table-cell table:formula="of:=10^(([.O37]-26.4)/-2.5)" office:value-type="float" office:value="117.015748402163" calcext:value-type="float">
            <text:p>117,0157484022</text:p>
          </table:table-cell>
          <table:table-cell table:formula="of:=([.O37]-26.4)/-2.5" office:value-type="float" office:value="2.0682443146" calcext:value-type="float">
            <text:p>2,0682443146</text:p>
          </table:table-cell>
        </table:table-row>
        <table:table-row table:style-name="ro1">
          <table:table-cell table:number-columns-repeated="7"/>
          <table:table-cell office:value-type="float" office:value="2.45492611754" calcext:value-type="float">
            <text:p>2,4549261175</text:p>
          </table:table-cell>
          <table:table-cell/>
          <table:table-cell table:formula="of:=POWER(10;[.H38])/60" office:value-type="float" office:value="4.75088881945586" calcext:value-type="float">
            <text:p>4,7508888195</text:p>
          </table:table-cell>
          <table:table-cell table:formula="of:=[.J38]*0.000290888*4808.39" office:value-type="float" office:value="6.64508220841521" calcext:value-type="float">
            <text:p>6,6450822084</text:p>
          </table:table-cell>
          <table:table-cell office:value-type="float" office:value="27.3813228124" calcext:value-type="float">
            <text:p>27,3813228124</text:p>
          </table:table-cell>
          <table:table-cell table:formula="of:=([.L38]-26.4)/-2.5" office:value-type="float" office:value="-0.392529124960001" calcext:value-type="float">
            <text:p>-0,392529125</text:p>
          </table:table-cell>
          <table:table-cell/>
          <table:table-cell office:value-type="float" office:value="21.3735065322" calcext:value-type="float">
            <text:p>21,3735065322</text:p>
          </table:table-cell>
          <table:table-cell table:formula="of:=10^(([.O38]-26.4)/-2.5)" office:value-type="float" office:value="102.470153580477" calcext:value-type="float">
            <text:p>102,4701535805</text:p>
          </table:table-cell>
          <table:table-cell table:formula="of:=([.O38]-26.4)/-2.5" office:value-type="float" office:value="2.01059738712" calcext:value-type="float">
            <text:p>2,0105973871</text:p>
          </table:table-cell>
        </table:table-row>
        <table:table-row table:style-name="ro1">
          <table:table-cell table:number-columns-repeated="7"/>
          <table:table-cell office:value-type="float" office:value="2.48526072878" calcext:value-type="float">
            <text:p>2,4852607288</text:p>
          </table:table-cell>
          <table:table-cell/>
          <table:table-cell table:formula="of:=POWER(10;[.H39])/60" office:value-type="float" office:value="5.0945928106024" calcext:value-type="float">
            <text:p>5,0945928106</text:p>
          </table:table-cell>
          <table:table-cell table:formula="of:=[.J39]*0.000290888*4808.39" office:value-type="float" office:value="7.12582199486864" calcext:value-type="float">
            <text:p>7,1258219949</text:p>
          </table:table-cell>
          <table:table-cell table:number-columns-repeated="3"/>
          <table:table-cell office:value-type="float" office:value="21.5536531805" calcext:value-type="float">
            <text:p>21,5536531805</text:p>
          </table:table-cell>
          <table:table-cell table:formula="of:=10^(([.O39]-26.4)/-2.5)" office:value-type="float" office:value="86.8037980307723" calcext:value-type="float">
            <text:p>86,8037980308</text:p>
          </table:table-cell>
          <table:table-cell table:formula="of:=([.O39]-26.4)/-2.5" office:value-type="float" office:value="1.9385387278" calcext:value-type="float">
            <text:p>1,9385387278</text:p>
          </table:table-cell>
        </table:table-row>
        <table:table-row table:style-name="ro1">
          <table:table-cell table:number-columns-repeated="7"/>
          <table:table-cell office:value-type="float" office:value="2.50338705475" calcext:value-type="float">
            <text:p>2,5033870548</text:p>
          </table:table-cell>
          <table:table-cell/>
          <table:table-cell table:formula="of:=POWER(10;[.H40])/60" office:value-type="float" office:value="5.31172771314372" calcext:value-type="float">
            <text:p>5,3117277131</text:p>
          </table:table-cell>
          <table:table-cell table:formula="of:=[.J40]*0.000290888*4808.39" office:value-type="float" office:value="7.42952922367063" calcext:value-type="float">
            <text:p>7,4295292237</text:p>
          </table:table-cell>
          <table:table-cell table:number-columns-repeated="3"/>
          <table:table-cell office:value-type="float" office:value="21.8085383556" calcext:value-type="float">
            <text:p>21,8085383556</text:p>
          </table:table-cell>
          <table:table-cell table:formula="of:=10^(([.O40]-26.4)/-2.5)" office:value-type="float" office:value="68.641166876193" calcext:value-type="float">
            <text:p>68,6411668762</text:p>
          </table:table-cell>
          <table:table-cell table:formula="of:=([.O40]-26.4)/-2.5" office:value-type="float" office:value="1.83658465776" calcext:value-type="float">
            <text:p>1,8365846578</text:p>
          </table:table-cell>
        </table:table-row>
        <table:table-row table:style-name="ro1">
          <table:table-cell table:number-columns-repeated="7"/>
          <table:table-cell office:value-type="float" office:value="2.55800796516" calcext:value-type="float">
            <text:p>2,5580079652</text:p>
          </table:table-cell>
          <table:table-cell/>
          <table:table-cell table:formula="of:=POWER(10;[.H41])/60" office:value-type="float" office:value="6.02360818538416" calcext:value-type="float">
            <text:p>6,0236081854</text:p>
          </table:table-cell>
          <table:table-cell table:formula="of:=[.J41]*0.000290888*4808.39" office:value-type="float" office:value="8.42523854046853" calcext:value-type="float">
            <text:p>8,4252385405</text:p>
          </table:table-cell>
          <table:table-cell table:number-columns-repeated="3"/>
          <table:table-cell office:value-type="float" office:value="22.096103026" calcext:value-type="float">
            <text:p>22,096103026</text:p>
          </table:table-cell>
          <table:table-cell table:formula="of:=10^(([.O41]-26.4)/-2.5)" office:value-type="float" office:value="52.6694507680322" calcext:value-type="float">
            <text:p>52,669450768</text:p>
          </table:table-cell>
          <table:table-cell table:formula="of:=([.O41]-26.4)/-2.5" office:value-type="float" office:value="1.7215587896" calcext:value-type="float">
            <text:p>1,7215587896</text:p>
          </table:table-cell>
        </table:table-row>
        <table:table-row table:style-name="ro1">
          <table:table-cell table:number-columns-repeated="7"/>
          <table:table-cell office:value-type="float" office:value="2.56375851416" calcext:value-type="float">
            <text:p>2,5637585142</text:p>
          </table:table-cell>
          <table:table-cell/>
          <table:table-cell table:formula="of:=POWER(10;[.H42])/60" office:value-type="float" office:value="6.10389794525175" calcext:value-type="float">
            <text:p>6,1038979453</text:p>
          </table:table-cell>
          <table:table-cell table:formula="of:=[.J42]*0.000290888*4808.39" office:value-type="float" office:value="8.53754006447581" calcext:value-type="float">
            <text:p>8,5375400645</text:p>
          </table:table-cell>
          <table:table-cell table:number-columns-repeated="3"/>
          <table:table-cell office:value-type="float" office:value="22.7560203968" calcext:value-type="float">
            <text:p>22,7560203968</text:p>
          </table:table-cell>
          <table:table-cell table:formula="of:=10^(([.O42]-26.4)/-2.5)" office:value-type="float" office:value="28.6808383191774" calcext:value-type="float">
            <text:p>28,6808383192</text:p>
          </table:table-cell>
          <table:table-cell table:formula="of:=([.O42]-26.4)/-2.5" office:value-type="float" office:value="1.45759184128" calcext:value-type="float">
            <text:p>1,4575918413</text:p>
          </table:table-cell>
        </table:table-row>
        <table:table-row table:style-name="ro1">
          <table:table-cell table:number-columns-repeated="7"/>
          <table:table-cell office:value-type="float" office:value="2.6064130718" calcext:value-type="float">
            <text:p>2,6064130718</text:p>
          </table:table-cell>
          <table:table-cell/>
          <table:table-cell table:formula="of:=POWER(10;[.H43])/60" office:value-type="float" office:value="6.73382493410404" calcext:value-type="float">
            <text:p>6,7338249341</text:p>
          </table:table-cell>
          <table:table-cell table:formula="of:=[.J43]*0.000290888*4808.39" office:value-type="float" office:value="9.4186208022697" calcext:value-type="float">
            <text:p>9,4186208023</text:p>
          </table:table-cell>
          <table:table-cell table:number-columns-repeated="3"/>
          <table:table-cell office:value-type="float" office:value="22.641232739" calcext:value-type="float">
            <text:p>22,641232739</text:p>
          </table:table-cell>
          <table:table-cell table:formula="of:=10^(([.O43]-26.4)/-2.5)" office:value-type="float" office:value="31.8791625668531" calcext:value-type="float">
            <text:p>31,8791625669</text:p>
          </table:table-cell>
          <table:table-cell table:formula="of:=([.O43]-26.4)/-2.5" office:value-type="float" office:value="1.5035069044" calcext:value-type="float">
            <text:p>1,5035069044</text:p>
          </table:table-cell>
        </table:table-row>
        <table:table-row table:style-name="ro1">
          <table:table-cell table:number-columns-repeated="7"/>
          <table:table-cell office:value-type="float" office:value="2.64901179886" calcext:value-type="float">
            <text:p>2,6490117989</text:p>
          </table:table-cell>
          <table:table-cell/>
          <table:table-cell table:formula="of:=POWER(10;[.H44])/60" office:value-type="float" office:value="7.4278059349512" calcext:value-type="float">
            <text:p>7,427805935</text:p>
          </table:table-cell>
          <table:table-cell table:formula="of:=[.J44]*0.000290888*4808.39" office:value-type="float" office:value="10.3892940756207" calcext:value-type="float">
            <text:p>10,3892940756</text:p>
          </table:table-cell>
          <table:table-cell table:number-columns-repeated="3"/>
          <table:table-cell office:value-type="float" office:value="22.6365429709" calcext:value-type="float">
            <text:p>22,6365429709</text:p>
          </table:table-cell>
          <table:table-cell table:formula="of:=10^(([.O44]-26.4)/-2.5)" office:value-type="float" office:value="32.0171603926152" calcext:value-type="float">
            <text:p>32,0171603926</text:p>
          </table:table-cell>
          <table:table-cell table:formula="of:=([.O44]-26.4)/-2.5" office:value-type="float" office:value="1.50538281164" calcext:value-type="float">
            <text:p>1,5053828116</text:p>
          </table:table-cell>
        </table:table-row>
        <table:table-row table:style-name="ro1">
          <table:table-cell table:number-columns-repeated="7"/>
          <table:table-cell office:value-type="float" office:value="2.64863959504" calcext:value-type="float">
            <text:p>2,648639595</text:p>
          </table:table-cell>
          <table:table-cell/>
          <table:table-cell table:formula="of:=POWER(10;[.H45])/60" office:value-type="float" office:value="7.42144280233478" calcext:value-type="float">
            <text:p>7,4214428023</text:p>
          </table:table-cell>
          <table:table-cell table:formula="of:=[.J45]*0.000290888*4808.39" office:value-type="float" office:value="10.3803939432568" calcext:value-type="float">
            <text:p>10,3803939433</text:p>
          </table:table-cell>
          <table:table-cell table:number-columns-repeated="3"/>
          <table:table-cell office:value-type="float" office:value="23.3705289016" calcext:value-type="float">
            <text:p>23,3705289016</text:p>
          </table:table-cell>
          <table:table-cell table:formula="of:=10^(([.O45]-26.4)/-2.5)" office:value-type="float" office:value="16.2850253656116" calcext:value-type="float">
            <text:p>16,2850253656</text:p>
          </table:table-cell>
          <table:table-cell table:formula="of:=([.O45]-26.4)/-2.5" office:value-type="float" office:value="1.21178843936" calcext:value-type="float">
            <text:p>1,2117884394</text:p>
          </table:table-cell>
        </table:table-row>
        <table:table-row table:style-name="ro1">
          <table:table-cell table:number-columns-repeated="7"/>
          <table:table-cell office:value-type="float" office:value="2.64862098485" calcext:value-type="float">
            <text:p>2,6486209849</text:p>
          </table:table-cell>
          <table:table-cell/>
          <table:table-cell table:formula="of:=POWER(10;[.H46])/60" office:value-type="float" office:value="7.42112478885036" calcext:value-type="float">
            <text:p>7,4211247889</text:p>
          </table:table-cell>
          <table:table-cell table:formula="of:=[.J46]*0.000290888*4808.39" office:value-type="float" office:value="10.3799491368579" calcext:value-type="float">
            <text:p>10,3799491369</text:p>
          </table:table-cell>
          <table:table-cell table:number-columns-repeated="3"/>
          <table:table-cell office:value-type="float" office:value="23.4072281982" calcext:value-type="float">
            <text:p>23,4072281982</text:p>
          </table:table-cell>
          <table:table-cell table:formula="of:=10^(([.O46]-26.4)/-2.5)" office:value-type="float" office:value="15.7437694262922" calcext:value-type="float">
            <text:p>15,7437694263</text:p>
          </table:table-cell>
          <table:table-cell table:formula="of:=([.O46]-26.4)/-2.5" office:value-type="float" office:value="1.19710872072" calcext:value-type="float">
            <text:p>1,1971087207</text:p>
          </table:table-cell>
        </table:table-row>
        <table:table-row table:style-name="ro1">
          <table:table-cell table:number-columns-repeated="7"/>
          <table:table-cell office:value-type="float" office:value="2.69708192206" calcext:value-type="float">
            <text:p>2,6970819221</text:p>
          </table:table-cell>
          <table:table-cell/>
          <table:table-cell table:formula="of:=POWER(10;[.H47])/60" office:value-type="float" office:value="8.29718305387518" calcext:value-type="float">
            <text:p>8,2971830539</text:p>
          </table:table-cell>
          <table:table-cell table:formula="of:=[.J47]*0.000290888*4808.39" office:value-type="float" office:value="11.6052944168003" calcext:value-type="float">
            <text:p>11,6052944168</text:p>
          </table:table-cell>
          <table:table-cell table:number-columns-repeated="3"/>
          <table:table-cell office:value-type="float" office:value="23.8422600216" calcext:value-type="float">
            <text:p>23,8422600216</text:p>
          </table:table-cell>
          <table:table-cell table:formula="of:=10^(([.O47]-26.4)/-2.5)" office:value-type="float" office:value="10.5461997146486" calcext:value-type="float">
            <text:p>10,5461997146</text:p>
          </table:table-cell>
          <table:table-cell table:formula="of:=([.O47]-26.4)/-2.5" office:value-type="float" office:value="1.02309599136" calcext:value-type="float">
            <text:p>1,0230959914</text:p>
          </table:table-cell>
        </table:table-row>
        <table:table-row table:style-name="ro1">
          <table:table-cell table:number-columns-repeated="7"/>
          <table:table-cell office:value-type="float" office:value="2.73326013325" calcext:value-type="float">
            <text:p>2,7332601333</text:p>
          </table:table-cell>
          <table:table-cell/>
          <table:table-cell table:formula="of:=POWER(10;[.H48])/60" office:value-type="float" office:value="9.01797200704758" calcext:value-type="float">
            <text:p>9,017972007</text:p>
          </table:table-cell>
          <table:table-cell table:formula="of:=[.J48]*0.000290888*4808.39" office:value-type="float" office:value="12.6134640521606" calcext:value-type="float">
            <text:p>12,6134640522</text:p>
          </table:table-cell>
          <table:table-cell table:number-columns-repeated="3"/>
          <table:table-cell office:value-type="float" office:value="24.498827558" calcext:value-type="float">
            <text:p>24,498827558</text:p>
          </table:table-cell>
          <table:table-cell table:formula="of:=10^(([.O48]-26.4)/-2.5)" office:value-type="float" office:value="5.76061666955655" calcext:value-type="float">
            <text:p>5,7606166696</text:p>
          </table:table-cell>
          <table:table-cell table:formula="of:=([.O48]-26.4)/-2.5" office:value-type="float" office:value="0.7604689768" calcext:value-type="float">
            <text:p>0,7604689768</text:p>
          </table:table-cell>
        </table:table-row>
        <table:table-row table:style-name="ro1">
          <table:table-cell table:number-columns-repeated="7"/>
          <table:table-cell office:value-type="float" office:value="2.75743477128" calcext:value-type="float">
            <text:p>2,7574347713</text:p>
          </table:table-cell>
          <table:table-cell/>
          <table:table-cell table:formula="of:=POWER(10;[.H49])/60" office:value-type="float" office:value="9.53418381965684" calcext:value-type="float">
            <text:p>9,5341838197</text:p>
          </table:table-cell>
          <table:table-cell table:formula="of:=[.J49]*0.000290888*4808.39" office:value-type="float" office:value="13.3354910374472" calcext:value-type="float">
            <text:p>13,3354910374</text:p>
          </table:table-cell>
          <table:table-cell table:number-columns-repeated="3"/>
          <table:table-cell office:value-type="float" office:value="24.8264413593" calcext:value-type="float">
            <text:p>24,8264413593</text:p>
          </table:table-cell>
          <table:table-cell table:formula="of:=10^(([.O49]-26.4)/-2.5)" office:value-type="float" office:value="4.26013592739364" calcext:value-type="float">
            <text:p>4,2601359274</text:p>
          </table:table-cell>
          <table:table-cell table:formula="of:=([.O49]-26.4)/-2.5" office:value-type="float" office:value="0.62942345628" calcext:value-type="float">
            <text:p>0,6294234563</text:p>
          </table:table-cell>
        </table:table-row>
        <table:table-row table:style-name="ro1">
          <table:table-cell table:number-columns-repeated="7"/>
          <table:table-cell office:value-type="float" office:value="2.79365020285" calcext:value-type="float">
            <text:p>2,7936502029</text:p>
          </table:table-cell>
          <table:table-cell/>
          <table:table-cell table:formula="of:=POWER(10;[.H50])/60" office:value-type="float" office:value="10.3633210475835" calcext:value-type="float">
            <text:p>10,3633210476</text:p>
          </table:table-cell>
          <table:table-cell table:formula="of:=[.J50]*0.000290888*4808.39" office:value-type="float" office:value="14.4952077243685" calcext:value-type="float">
            <text:p>14,4952077244</text:p>
          </table:table-cell>
          <table:table-cell table:number-columns-repeated="3"/>
          <table:table-cell office:value-type="float" office:value="25.4096103026" calcext:value-type="float">
            <text:p>25,4096103026</text:p>
          </table:table-cell>
          <table:table-cell table:formula="of:=10^(([.O50]-26.4)/-2.5)" office:value-type="float" office:value="2.48975079065917" calcext:value-type="float">
            <text:p>2,4897507907</text:p>
          </table:table-cell>
          <table:table-cell table:formula="of:=([.O50]-26.4)/-2.5" office:value-type="float" office:value="0.396155878959999" calcext:value-type="float">
            <text:p>0,396155879</text:p>
          </table:table-cell>
        </table:table-row>
        <table:table-row table:style-name="ro1">
          <table:table-cell table:number-columns-repeated="7"/>
          <table:table-cell office:value-type="float" office:value="2.85398444188" calcext:value-type="float">
            <text:p>2,8539844419</text:p>
          </table:table-cell>
          <table:table-cell/>
          <table:table-cell table:formula="of:=POWER(10;[.H51])/60" office:value-type="float" office:value="11.9078455082081" calcext:value-type="float">
            <text:p>11,9078455082</text:p>
          </table:table-cell>
          <table:table-cell table:formula="of:=[.J51]*0.000290888*4808.39" office:value-type="float" office:value="16.6555386442854" calcext:value-type="float">
            <text:p>16,6555386443</text:p>
          </table:table-cell>
          <table:table-cell table:number-columns-repeated="3"/>
          <table:table-cell office:value-type="float" office:value="26.4304909368" calcext:value-type="float">
            <text:p>26,4304909368</text:p>
          </table:table-cell>
          <table:table-cell table:formula="of:=10^(([.O51]-26.4)/-2.5)" office:value-type="float" office:value="0.972307476575959" calcext:value-type="float">
            <text:p>0,9723074766</text:p>
          </table:table-cell>
          <table:table-cell table:formula="of:=([.O51]-26.4)/-2.5" office:value-type="float" office:value="-0.0121963747199999" calcext:value-type="float">
            <text:p>-0,0121963747</text:p>
          </table:table-cell>
        </table:table-row>
        <table:table-row table:style-name="ro1">
          <table:table-cell table:number-columns-repeated="7"/>
          <table:table-cell office:value-type="float" office:value="2.8839282391" calcext:value-type="float">
            <text:p>2,8839282391</text:p>
          </table:table-cell>
          <table:table-cell/>
          <table:table-cell table:formula="of:=POWER(10;[.H52])/60" office:value-type="float" office:value="12.7578352260638" calcext:value-type="float">
            <text:p>12,7578352261</text:p>
          </table:table-cell>
          <table:table-cell table:formula="of:=[.J52]*0.000290888*4808.39" office:value-type="float" office:value="17.8444217703919" calcext:value-type="float">
            <text:p>17,8444217704</text:p>
          </table:table-cell>
          <table:table-cell table:number-columns-repeated="3"/>
          <table:table-cell office:value-type="float" office:value="27.3813228124" calcext:value-type="float">
            <text:p>27,3813228124</text:p>
          </table:table-cell>
          <table:table-cell table:formula="of:=10^(([.O52]-26.4)/-2.5)" office:value-type="float" office:value="0.405014782841351" calcext:value-type="float">
            <text:p>0,4050147828</text:p>
          </table:table-cell>
          <table:table-cell table:formula="of:=([.O52]-26.4)/-2.5" office:value-type="float" office:value="-0.392529124960001" calcext:value-type="float">
            <text:p>-0,39252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00:34:02.8009087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3:17:36.309431590</meta:creation-date>
    <dc:date>2016-03-02T01:01:22.863528622</dc:date>
    <meta:editing-duration>PT16M37S</meta:editing-duration>
    <meta:editing-cycles>4</meta:editing-cycles>
    <meta:generator>LibreOffice/4.2.8.2$Linux_X86_64 LibreOffice_project/420m0$Build-2</meta:generator>
    <meta:document-statistic meta:table-count="1" meta:cell-count="464" meta:object-count="0"/>
  </office:meta>
</office:document-meta>
</file>